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fo:background-color="#C6E0B4"/>
    </style:style>
    <style:style style:name="ce4" style:family="table-cell" style:parent-style-name="Link" style:data-style-name="N0">
      <style:table-cell-properties fo:background-color="#C6E0B4"/>
      <style:text-properties fo:color="#0563C1" style:text-underline-style="solid" style:text-underline-type="single"/>
    </style:style>
    <style:style style:name="co1" style:family="table-column">
      <style:table-column-properties fo:break-before="auto" style:column-width="2.25777777777778cm"/>
    </style:style>
    <style:style style:name="co2" style:family="table-column">
      <style:table-column-properties fo:break-before="auto" style:column-width="3.10444444444444cm"/>
    </style:style>
    <style:style style:name="co3" style:family="table-column">
      <style:table-column-properties fo:break-before="auto" style:column-width="5.94430555555556cm"/>
    </style:style>
    <style:style style:name="co4" style:family="table-column">
      <style:table-column-properties fo:break-before="auto" style:column-width="3.93347222222222cm"/>
    </style:style>
    <style:style style:name="co5" style:family="table-column">
      <style:table-column-properties fo:break-before="auto" style:column-width="2.64583333333333cm"/>
    </style:style>
    <style:style style:name="ro1"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Tabelle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3" table:default-cell-style-name="ce1"/>
        <table:table-column table:style-name="co5" table:default-cell-style-name="ce1"/>
        <table:table-column table:style-name="co1" table:number-columns-repeated="16376" table:default-cell-style-name="ce1"/>
        <table:table-row table:style-name="ro1">
          <table:table-cell office:value-type="string" table:style-name="ce2">
            <text:p>nr</text:p>
          </table:table-cell>
          <table:table-cell office:value-type="string" table:style-name="ce2">
            <text:p>user</text:p>
          </table:table-cell>
          <table:table-cell office:value-type="string" table:style-name="ce2">
            <text:p>etappe</text:p>
          </table:table-cell>
          <table:table-cell office:value-type="string" table:style-name="ce2">
            <text:p>start</text:p>
          </table:table-cell>
          <table:table-cell office:value-type="string" table:style-name="ce2">
            <text:p>laenge</text:p>
          </table:table-cell>
          <table:table-cell office:value-type="string" table:style-name="ce2">
            <text:p>hoehenmeter</text:p>
          </table:table-cell>
          <table:table-cell office:value-type="string" table:style-name="ce2">
            <text:p>fahrzeit</text:p>
          </table:table-cell>
          <table:table-cell office:value-type="string" table:style-name="ce2">
            <text:p>grad</text:p>
          </table:table-cell>
          <table:table-cell office:value-type="string" table:style-name="ce2">
            <text:p>intro</text:p>
          </table:table-cell>
          <table:table-cell office:value-type="string" table:style-name="ce2">
            <text:p>strecke</text:p>
          </table:table-cell>
          <table:table-cell office:value-type="string" table:style-name="ce2">
            <text:p>weblink</text:p>
          </table:table-cell>
          <table:table-cell table:number-columns-repeated="16373"/>
        </table:table-row>
        <table:table-row table:style-name="ro1">
          <table:table-cell office:value-type="float" office:value="3" table:style-name="ce1">
            <text:p>3</text:p>
          </table:table-cell>
          <table:table-cell office:value-type="string" table:style-name="ce1">
            <text:p>MarieWieschollek</text:p>
          </table:table-cell>
          <table:table-cell office:value-type="string" table:style-name="ce1">
            <text:p>Tannheim - Reutte</text:p>
          </table:table-cell>
          <table:table-cell office:value-type="string" table:style-name="ce1">
            <text:p>Tannheim</text:p>
          </table:table-cell>
          <table:table-cell office:value-type="string" table:style-name="ce1">
            <text:p>44 km</text:p>
          </table:table-cell>
          <table:table-cell office:value-type="string" table:style-name="ce1">
            <text:p>500 m</text:p>
          </table:table-cell>
          <table:table-cell office:value-type="string" table:style-name="ce1">
            <text:p>4 h</text:p>
          </table:table-cell>
          <table:table-cell office:value-type="string" table:style-name="ce1">
            <text:p>mittelschwierig</text:p>
          </table:table-cell>
          <table:table-cell office:value-type="string" table:style-name="ce1">
            <text:p>Diese grenzüberschreitende Mountainbike-Etappe erschließt das westliche Tannheimer Tal bis zur tirolerisch-bayrischen Grenze am Oberjoch, ehe Sie über die „grüne Grenze“ und das Vilstal nach Bayern und Pfronten gelangen. Auf einem Großteil dieser mittelschweren Etappe mit insgesamt 500 Höhenmeter fahren Sie über asphaltierte Wege.</text:p>
          </table:table-cell>
          <table:table-cell office:value-type="string" table:style-name="ce1">
            <text:p>Von der Kirche nimmt man die Straße Richtung Norden und unterquert die Bundesstraße. Nun geht es zuerst in den Weiler Berg und weiter durch die Wiesen des westlichen Tannheimer Tals immer entlang des Radwegs mit seinen grünen Wegweisern Richtung Zöblen/Schattwald. Kurz vor der Kläranlage beim Vilsstausee (45min ab Tannheim) wechselt man Richtung Pfronten auf den Höhenweg Schattwald/Kappl-Vilstal (803) und orientiert sich an den Radwegweisern bis zur Staatsgrenze. Auf bayrischer Seite verläuft die Route immer am Hauptweg des Tals bis ins Zentrum von Pfronten (1h 15min ab Vilsstausee). Bei der Polizeistation zweigt man rechts ab, überquert die Vils, um gleich danach wieder links Richtung Pfronten- Meilingen weiterzuradeln. Nun geht es am Vilsdamm entlang Richtung Pfronten- Steinach, bis man kurz vor der Grenze die Vils wiederum überquert und an deren Nordufer auf dem Radweg bis ins Zentrum der Stadt Vils fährt (ca. 30min ab Pfronten). Dort angekommen wird die Hauptstraße vor der Kirche überquert und es geht auf dem Radweg (gelbe Wegweiser) nach Musau. In Musau zweigt der Radweg rechts ab und man folgt wieder den grünen Schildern nach Lechaschau. Bei der Kirche in Lechaschau wird der Lech nach Reutte überquert, um gleich danach links abzuzweigen (Untergsteig). Nun radelt man ins Zentrum (45min ab Vils), dort durch die Fußgängerzone und gerade weiter auf der Straße, bis man sich bei der Abzweigung nach Ehenbichl rechts hält. Nach etwa einem Kilometer auf der Straße geht es links ab zur Ehrenberger Klause. Offizielles Etappenende ist ein paar hundert Meter weiter bei der Weggabelung (45min ab Reutte), wo die direkte Route aus Weißenbach und die nächste Etappe nach Ehrwald zusammenkommen.</text:p>
          </table:table-cell>
          <table:table-cell office:value-type="string" table:style-name="ce1">
            <text:p>https://www.tirol.at/reisefuehrer/sport/radfahren/biketouren/a-bike-trail-tirol-tannheim-reutte</text:p>
          </table:table-cell>
          <table:table-cell table:number-columns-repeated="16373"/>
        </table:table-row>
        <table:table-row table:style-name="ro1">
          <table:table-cell office:value-type="float" office:value="6" table:style-name="ce1">
            <text:p>6</text:p>
          </table:table-cell>
          <table:table-cell office:value-type="string" table:style-name="ce1">
            <text:p>lucakorosec</text:p>
          </table:table-cell>
          <table:table-cell office:value-type="string" table:style-name="ce1">
            <text:p>Ehrwald - Scharnitz</text:p>
          </table:table-cell>
          <table:table-cell office:value-type="string" table:style-name="ce1">
            <text:p>Ehrwald</text:p>
          </table:table-cell>
          <table:table-cell office:value-type="string" table:style-name="ce1">
            <text:p>40 km</text:p>
          </table:table-cell>
          <table:table-cell office:value-type="string" table:style-name="ce1">
            <text:p>990 m</text:p>
          </table:table-cell>
          <table:table-cell office:value-type="string" table:style-name="ce1">
            <text:p>4 h</text:p>
          </table:table-cell>
          <table:table-cell office:value-type="string" table:style-name="ce1">
            <text:p>mittelschwierig</text:p>
          </table:table-cell>
          <table:table-cell office:value-type="string" table:style-name="ce1">
            <text:p>Rund 1.000 Höhenmeter gilt es auf dieser 40 Kilometer langen Etappe zu überwinden – außer, Sie legen einen Teil der Strecke (400 Höhenmeter) mit der Ehrwalder Almbahn zurück. Belohnt wird diese als mittelschwer eingestufte Etappe mit einer atemberaubenden Kulisse: Die Zugspitze präsentiert sich als stete Begleiterin, ehe Sie am Tor zum Naturpark Karwendel stehen.</text:p>
          </table:table-cell>
          <table:table-cell office:value-type="string" table:style-name="ce1">
            <text:p>Zunächst radelt man leicht ansteigend bis zur Talstation der Ehrwalder Almbahn. Von hier geht es immer aufwärts auf der Route Nr. 813 bis zur Ehrwalder Alm (1,5h ab Ehrwald). Alternativ kann man die Gondelbahn benutzen. Von der Ehrwalder Alm geht es weiter am Hauptweg aufwärts, in zwei Kehren zum höchsten Punkt auf 1.600m Seehöhe. Kurz danach an der markanten Abzweigung zur Seeben Alm hält man sich links Richtung Leutasch (551). Bei einem Abstecher zur Tillfussalm oder Gaistalalm wird man mit einem eindrucksvollen Blick auf die steil abfallenden Nordwände der Mieminger Kette belohnt. Weiter geht es auf dem Hauptweg durch das Gaistal, vorbei an der Mautstelle, bis in den Leutascher Ortsteil Klamm. Hier radelt man über die Brücke nach Obern und orientiert sich am „Hotel Bergland“. Nun geht es über die nächste Straße Richtung Leutasch Oberweidach (2h ab der Ehrwalder Alm). Der Weg führt bald in den Wald und wieder überquert man eine Straße, danach fährt man links in einen Waldweg. Ab hier folgt man immer den Schildern „539 Mooserweg Seepromenade“ bzw. „Leutasch Weidach“. Nach Passieren des Weidachsees erreicht man die Hauptstraße. Dieser folgt man etwa 350 Meter und zweigt dann gleich wieder rechts ab „541 Katzenkopf- Fluder“. Nun folgt ein Anstieg im Wald über 200 Höhenmeter und eine Abfahrt durchs Fludertal bis zur Straße. Dieser folgt man kurz in nördlicher Richtung bis man auf die Straße nach Scharnitz abzweigt. Kurz bevor man die Bundesstraße erreicht, zweigt man links in die Wiesen bei Giessenbach ab und radelt die letzten Kilometer zum Etappenziel nach Scharnitz (1,5h ab Leutasch Weidach).</text:p>
          </table:table-cell>
          <table:table-cell office:value-type="string" table:style-name="ce1">
            <text:p>https://www.tirol.at/reisefuehrer/sport/radfahren/biketouren/a-bike-trail-tirol-ehrwald-scharnitz</text:p>
          </table:table-cell>
          <table:table-cell table:number-columns-repeated="16373"/>
        </table:table-row>
        <table:table-row table:style-name="ro1">
          <table:table-cell office:value-type="float" office:value="7" table:style-name="ce1">
            <text:p>7</text:p>
          </table:table-cell>
          <table:table-cell office:value-type="string" table:style-name="ce1">
            <text:p>webmapping</text:p>
          </table:table-cell>
          <table:table-cell office:value-type="string" table:style-name="ce1">
            <text:p>Scharnitz - Achensee</text:p>
          </table:table-cell>
          <table:table-cell office:value-type="string" table:style-name="ce1">
            <text:p>Scharnitz</text:p>
          </table:table-cell>
          <table:table-cell office:value-type="string" table:style-name="ce1">
            <text:p>62 km</text:p>
          </table:table-cell>
          <table:table-cell office:value-type="string" table:style-name="ce1">
            <text:p>1.850 m</text:p>
          </table:table-cell>
          <table:table-cell office:value-type="string" table:style-name="ce1">
            <text:p>6 h</text:p>
          </table:table-cell>
          <table:table-cell office:value-type="string" table:style-name="ce1">
            <text:p>schwierig</text:p>
          </table:table-cell>
          <table:table-cell office:value-type="string" table:style-name="ce1">
            <text:p>Diese als schwierig eingestufte Tour verlangt Können und Kondition. Mit 60 Kilometern Länge und 1.850 zu überwindenden Höhenmetern zählt sie zu einer der längsten und schwierigsten Etappen. Sie führt Sie durch die kontrastreiche Landschaft des Karwendels, das Ihnen mit schroffen Felsen, satten Wiesen und grünen Wäldern das breite Spektrum der Bergwelt offenbart.</text:p>
          </table:table-cell>
          <table:table-cell office:value-type="string" table:style-name="ce1">
            <text:p>Nach dem Start radelt man zunächst einen Kilometer taleinwärts, ehe man links auf die Forststraße zum Karwendelhaus abzweigt. Ohne Abzweigungen fährt man nun durch das Karwendeltal bis zum Karwendelhaus. Nur ein kurzer Anstieg ist es bis zum Hochalmsattel. Nach einer Abfahrt erreicht man den Kleinen Ahornboden und fährt nun auf gut ausgebauten Forststraßen durchs Johannestal Richtung Hinterriß. Im Rißtal angekommen radelt man taleinwärts bis zur Abzweigung auf das Plumsjoch. Nun geht es noch einmal gute 500 Höhenmeter zur Plumsjochhütte hinauf. Nach der Einkehr folgt eine technisch schwierige Abfahrt (Singletrail Plumsjoch oder Schiebestrecke) ins Gerntal und auf einer asphaltierten Straße weiter nach Pertisau. Nach der Ortsdurchfahrt radelt man direkt neben dem Achensee auf einem Radweg zum Etappenziel beim Parkplatz in Maurach- Buchau.</text:p>
          </table:table-cell>
          <table:table-cell office:value-type="string" table:style-name="ce1">
            <text:p>https://www.tirol.at/reisefuehrer/sport/radfahren/biketouren/a-bike-trail-tirol-scharnitz-achensee</text:p>
          </table:table-cell>
          <table:table-cell table:number-columns-repeated="16373"/>
        </table:table-row>
        <table:table-row table:style-name="ro1">
          <table:table-cell office:value-type="float" office:value="8" table:style-name="ce1">
            <text:p>8</text:p>
          </table:table-cell>
          <table:table-cell office:value-type="string" table:style-name="ce1">
            <text:p>maximilianender</text:p>
          </table:table-cell>
          <table:table-cell office:value-type="string" table:style-name="ce1">
            <text:p>Achensee - Kaiserhaus</text:p>
          </table:table-cell>
          <table:table-cell office:value-type="string" table:style-name="ce1">
            <text:p>Maurach am Achensee</text:p>
          </table:table-cell>
          <table:table-cell office:value-type="string" table:style-name="ce1">
            <text:p>56 km</text:p>
          </table:table-cell>
          <table:table-cell office:value-type="string" table:style-name="ce1">
            <text:p>1.460 m</text:p>
          </table:table-cell>
          <table:table-cell office:value-type="string" table:style-name="ce1">
            <text:p>5 h</text:p>
          </table:table-cell>
          <table:table-cell office:value-type="string" table:style-name="ce1">
            <text:p>schwierig</text:p>
          </table:table-cell>
          <table:table-cell office:value-type="string" table:style-name="ce1">
            <text:p>Beschauliche Passagen, kraftvolle Anstiege und flotte Abfahrten kennzeichnen diese als schwierig eingestufte Route, bei der Sie rund 1.500 Höhenmeter überwinden. Die Etappe führt am Gumpen entlang durch waldreiches Gebiet. Nach einer langen Abfahrt von der Gufferthütte erreichen Sie das Brandenbergtal, das schon seit dem Mittelalter für seinen Holzreichtum und als feudales Jagdgebiet bekannt ist. Die Kaiserhütte am Einstieg zur Kaiserklamm ist ein 500 Jahre altes Forsthaus, in dem schon Kaiser Franz Joseph I. einkehrte.</text:p>
          </table:table-cell>
          <table:table-cell office:value-type="string" table:style-name="ce1">
            <text:p>Man folgt zu Beginn den Radwegweisern der Via Bavarica Tyrolensis (29) und fährt am Ostufer des Achensees entlang nach Achenkirch (45min ab Maurach). Etwa 500 Meter nördlich des Sees zweigt man rechts über eine Brücke ab, um gleich wieder rechts neben einer Doppelgarage in einen Feldweg einzufahren. Nach weiteren 150 Metern unterquert man die Achenseebundesstraße und fährt parallel dazu 400 Meter in nördlicher Richtung bis zur Abzweigung „Köglalm“. Den Radwegweisern (Nr. 461, bis zur Alm auch 402) folgt man nun über die Köglalm aufs Kögljoch und dann wieder abwärts, vorbei an der Schönjochalm bis nach Steinberg am Rofan (2,5h ab Achenkirch). Von hier geht es auf der Hauptstraße etwa 2,5 km in nordwestlicher Richtung bis zur Abzweigung des „Alten Steinbergwegs“ (461, 465). Auf diesem guten Forstweg bleibt man etwa 3 Kilometer, bis man rechts abzweigt (464, 465). Bei Erreichen der Straße fährt man kurz links und nach etwa 150 Metern geht es rechts vorbei am großen Parkplatz zum Forstweg auf die Gufferthütte (464, 465). Diesem folgt man bis zur Hütte (2h ab Steinberg). Nach der Einkehr fährt man die letzten 200 Meter zurück und folgt dann den Wegweisern Richtung Kaiserhaus (464, 465). Nach der Brücke über die Brandenberger Ache zweigt man rechts ab und fährt im Tal bis zum Kaiserhaus (344, 465; 1h 15min ab Gufferthütte).</text:p>
          </table:table-cell>
          <table:table-cell office:value-type="string" table:style-name="ce1">
            <text:p>https://www.tirol.at/reisefuehrer/sport/radfahren/biketouren/a-bike-trail-tirol-achensee-kaiserhaus</text:p>
          </table:table-cell>
          <table:table-cell table:number-columns-repeated="16373"/>
        </table:table-row>
        <table:table-row table:style-name="ro1">
          <table:table-cell office:value-type="float" office:value="9" table:style-name="ce1">
            <text:p>9</text:p>
          </table:table-cell>
          <table:table-cell office:value-type="string" table:style-name="ce1">
            <text:p>anna7br</text:p>
          </table:table-cell>
          <table:table-cell office:value-type="string" table:style-name="ce1">
            <text:p>Kaiserhaus – Kufstein</text:p>
          </table:table-cell>
          <table:table-cell office:value-type="string" table:style-name="ce1">
            <text:p>Kaiserhaus in Aschau</text:p>
          </table:table-cell>
          <table:table-cell office:value-type="string" table:style-name="ce1">
            <text:p>32 km</text:p>
          </table:table-cell>
          <table:table-cell office:value-type="string" table:style-name="ce1">
            <text:p>540 m</text:p>
          </table:table-cell>
          <table:table-cell office:value-type="string" table:style-name="ce1">
            <text:p>3 h 15 min</text:p>
          </table:table-cell>
          <table:table-cell office:value-type="string" table:style-name="ce1">
            <text:p>mittelschwierig</text:p>
          </table:table-cell>
          <table:table-cell office:value-type="string" table:style-name="ce1">
            <text:p>Ihre Tour beginnt beim 500 Jahre alten Kaiserhaus in Aschau an der Brandenberger Ache. Die mittelschwierige Tour gestaltet sich sehr abwechslungsreich und führt neben mehreren Einkehrmöglichkeiten auch am Natur-Highlight Kaiserklamm vorbei – die zu den schönsten Schluchtenlandschaften Österreichs zählt. Nach rund drei Stunden Fahrzeit erreichen Sie Ihr Ziel, Kufstein. Für eine wohlverdiente Stärkung nach der Tour empfiehlt sich die Theaterhütte in Kufstein.</text:p>
          </table:table-cell>
          <table:table-cell office:value-type="string" table:style-name="ce1">
            <text:p>Leicht ansteigend verläuft der Beginn der Etappe (vorbei an der Kaiserklamm) in östlicher Richtung (Radweg Nr.326). Nach ca. 7 Kilometern kommt eine größere Wegkreuzung, bei der man rechts abzweigt. Von nun an hält man sich bis zum Thiersee an die Radwegweiser Nr. 327 (Thierseerunde). Bei Erreichen der Hauptstraße in Thiersee (2,5 Stunden ab Kaiserhaus) zweigt man rechts ab, um nach 400 Metern wiederum links in einen asphaltierten Weg („Lechen“) einzubiegen. Von nun an hält man sich an die Wegweiser Richtung „Wacht“. Nach der Einkehr im Gasthaus Wachtl radelt man den Schotterweg hinunter bis zur Holzbrücke über die Thierseer Ache und am alten Bahnhof vorbei über die Staatsgrenze. Immer auf der Hauptstraße fährt man nun nach Kiefersfelden bis man kurz vor dem Zentrum beim Schild „Zum Schaupenwirt“ rechts abzweigt. Nun geht’s durchs Wohngebiet, beim Sportplatz kurz nach rechts und gleich wieder links in einen schmalen Fahrweg und über die Brücke des Kieferbachs. Nach der Brücke fährt man links weiter, überquert nach ein paar hundert Metern die Hauptstraße, und es geht in gleicher Richtung weiter, bis man zur Autobahnbrücke über den Inn gelangt. Diese wird unterquert und man erreicht sofort das Etappenziel am Innufer.</text:p>
          </table:table-cell>
          <table:table-cell office:value-type="string" table:style-name="ce1">
            <text:p>https://www.tirol.at/reisefuehrer/sport/radfahren/biketouren/a-bike-trail-tirol-kaiserhaus-kufstein</text:p>
          </table:table-cell>
          <table:table-cell table:number-columns-repeated="16373"/>
        </table:table-row>
        <table:table-row table:style-name="ro1">
          <table:table-cell office:value-type="float" office:value="10" table:style-name="ce1">
            <text:p>10</text:p>
          </table:table-cell>
          <table:table-cell office:value-type="string" table:style-name="ce1">
            <text:p>jbaumgartner1983</text:p>
          </table:table-cell>
          <table:table-cell office:value-type="string" table:style-name="ce1">
            <text:p>Kufstein - Kössen</text:p>
          </table:table-cell>
          <table:table-cell office:value-type="string" table:style-name="ce1">
            <text:p>Kufstein</text:p>
          </table:table-cell>
          <table:table-cell office:value-type="string" table:style-name="ce1">
            <text:p>34 km</text:p>
          </table:table-cell>
          <table:table-cell office:value-type="string" table:style-name="ce1">
            <text:p>770 m</text:p>
          </table:table-cell>
          <table:table-cell office:value-type="string" table:style-name="ce1">
            <text:p>3 h</text:p>
          </table:table-cell>
          <table:table-cell office:value-type="string" table:style-name="ce1">
            <text:p>mittelschwierig</text:p>
          </table:table-cell>
          <table:table-cell office:value-type="string" table:style-name="ce1">
            <text:p>Die mittelschwierige Etappe verläuft auf gut ausgebauten Radwanderwegen und Forststraßen und ist geprägt von saftigen Wiesen und grünen Wäldern, die in die imposante Kulisse des Kaisergebirges eingebettet sind. Nach dem Ort Durchholzen erfolgt ein Anstieg mit 350 Höhenmeter bis zur Gwirchtalm – ist diese Steigung überwunden, führt der Weg abwärts über das Habersautal zum Walchsee – ein Bad bietet hier angenehme Abkühlung und sorgt für eine erfrischende Weiterfahrt bis nach Kössen.</text:p>
          </table:table-cell>
          <table:table-cell office:value-type="string" table:style-name="ce1">
            <text:p>Zunächst folgt man 2 Kilometer dem Radweg flussabwärts direkt am Inn, ehe man rechts nach Oberndorf - Ebbs abzweigt. Das kleine Dorf wird durchquert und in weiterer Folge orientiert man sich immer an den grünen Radwegweisern mit dem Bike Trail Tirol Logo. Durch Wiesen und Wälder geht es nun vorbei an Ebbs Richtung Walchsee. Kurz vor dem Weiler Durchholzen erreicht man die Bundesstraße und radelt auf dieser 1,5 km durch den kleinen Ort (1,5 h ab dem Etappenstart) bis man wieder auf den Radweg (Nr.15) Richtung Walchsee abzweigt. Kurz vor dem Walchsee im Weiler Oed zweigt man vom Radweg rechts Richtung Habersautal (323) ab. Nun folgt ein Anstieg über 350 Höhenmeter zur Gwirchtalm, auf der anderen Seite hinab ins Habersautal und weiter zur Hauptstraße in Walchsee (1,5 h ab Durchholzen). Auf dieser geht es etwa einen Kilometer in östlicher Richtung bis man links auf den Radweg nach Kössen abzweigt (15). Von nun an folgt man immer den Radwegweisern nach Kössen bis ins Zentrum (1 h ab Walchsee).</text:p>
          </table:table-cell>
          <table:table-cell office:value-type="string" table:style-name="ce1">
            <text:p>https://www.tirol.at/reisefuehrer/sport/radfahren/biketouren/a-bike-trail-tirol-kufstein-koessen</text:p>
          </table:table-cell>
          <table:table-cell table:number-columns-repeated="16373"/>
        </table:table-row>
        <table:table-row table:style-name="ro1">
          <table:table-cell office:value-type="float" office:value="11" table:style-name="ce1">
            <text:p>11</text:p>
          </table:table-cell>
          <table:table-cell office:value-type="string" table:style-name="ce1">
            <text:p>timeastwood6020</text:p>
          </table:table-cell>
          <table:table-cell office:value-type="string" table:style-name="ce1">
            <text:p>Kössen - Kitzbühel</text:p>
          </table:table-cell>
          <table:table-cell office:value-type="string" table:style-name="ce1">
            <text:p>Kössen</text:p>
          </table:table-cell>
          <table:table-cell office:value-type="string" table:style-name="ce1">
            <text:p>56 km</text:p>
          </table:table-cell>
          <table:table-cell office:value-type="string" table:style-name="ce1">
            <text:p>1.900 m</text:p>
          </table:table-cell>
          <table:table-cell office:value-type="string" table:style-name="ce1">
            <text:p>7 h</text:p>
          </table:table-cell>
          <table:table-cell office:value-type="string" table:style-name="ce1">
            <text:p>schwierig</text:p>
          </table:table-cell>
          <table:table-cell office:value-type="string" table:style-name="ce1">
            <text:p>Die rund 56 Kilometer lange Mountainbikestrecke startet in Kössen und führt über den Klausenberg zur Hasenauer Alm und durch Erpfendorf, entlang der Großache nach St. Johann in Tirol. 1.900 Höhenmeter sind auf dieser Tour zu überwinden, wobei den größten Anstieg jener knapp unter den Gipfel des 1.996 Meter hohen Kitzbüheler Horns darstellt. Diese Anstrengung wird aber mit einer herrlichen Aussicht auf die Kitzbüheler Alpen, zum Großvenediger, zum Großglockner und zu den Zillertaler Alpen belohnt.</text:p>
          </table:table-cell>
          <table:table-cell office:value-type="string" table:style-name="ce1">
            <text:p>Vom Etappenstart beim Kreisverkehr radelt man zunächst Richtung Hauptplatz und weiter auf der Gemeindestraße zur Tiroler Ache, vorbei am Outdoorcenter Le Pirat. Kurz danach wird der Fluss und die Straße überquert. Es folgt ein kurzer Anstieg bis man wiederum die Straße nach Kitzbühel erreicht und auf dieser bis zur Abzweigung „248 Klausenberg-Eggenalm“ bleibt. Nun folgt ein Anstieg bis auf etwa 1000m Seehöhe. Dabei radelt man immer in südlicher Richtung über dem Tal entlang bis zur Forststraßengabelung mit der Beschilderung „249 Straubingerhaus-Eggenalm“. Hier zweigt man rechts ab und es geht die nächsten 5 Kilometer abwärts Richtung Erpfendorf. Auf dem Radweg Nr. 18 radelt man nun immer entlang der Tiroler Ache, vorbei an Erpfendorf bis zur Abzweigung bei der neuen Brücke nach Kirchdorf. Weiter orientiert man sich an den grünen Radwegweisern mit dem Bike Trail Tirol Logo nach St. Johann in Tirol und in Folge nach Fieberbrunn (18). Im Weiler Mühlbach auf halber Strecke zwischen St. Johann in Tirol und Fieberbrunn verlässt man den Radweg und radelt zur Talstraße. Auf dieser geht es etwa 500m talauswärts bis zur Abzweigung auf das Kitzbüheler Horn (254), 3h ab Kössen. Nun folgt der Anstieg bis zur Hornköpflhütte (ca. 3h). Kurz unterhalb der Hütte zweigt ein Pfad links vom Weg ab, auf dem man das Rad 500 Meter bis zur nächsten Forststraße schieben muss. Etwa 2 Kilometer fährt man nun durch das Schigebiet und stößt dann auf die asphaltierte Bergstraße aufs Kitzbüheler Horn. Erst kurz vor dem Talboden verlässt man die Straße und radelt nach einer kleinen Bachbrücke geradeaus auf dem Radweg ins Zentrum von Kitzbühel (1,5h ab Hornköpflhütte).</text:p>
          </table:table-cell>
          <table:table-cell office:value-type="string" table:style-name="ce1">
            <text:p>https://www.tirol.at/reisefuehrer/sport/radfahren/biketouren/a-bike-trail-tirol-koessen-kitzbuehel</text:p>
          </table:table-cell>
          <table:table-cell table:number-columns-repeated="16373"/>
        </table:table-row>
        <table:table-row table:style-name="ro1">
          <table:table-cell office:value-type="float" office:value="12" table:style-name="ce1">
            <text:p>12</text:p>
          </table:table-cell>
          <table:table-cell office:value-type="string" table:style-name="ce1">
            <text:p>jo3093</text:p>
          </table:table-cell>
          <table:table-cell office:value-type="string" table:style-name="ce1">
            <text:p>Variante Pillersee</text:p>
          </table:table-cell>
          <table:table-cell office:value-type="string" table:style-name="ce1">
            <text:p>Erpfendorf</text:p>
          </table:table-cell>
          <table:table-cell office:value-type="string" table:style-name="ce1">
            <text:p>42 km</text:p>
          </table:table-cell>
          <table:table-cell office:value-type="string" table:style-name="ce1">
            <text:p>850 m</text:p>
          </table:table-cell>
          <table:table-cell office:value-type="string" table:style-name="ce1">
            <text:p>4 h</text:p>
          </table:table-cell>
          <table:table-cell office:value-type="string" table:style-name="ce1">
            <text:p>mittelschwierig</text:p>
          </table:table-cell>
          <table:table-cell office:value-type="string" table:style-name="ce1">
            <text:p>Auf dieser Etappe geht es größtenteils entlang des Talbodens, dennoch gilt es auf einer Länge von 42 Kilometern 850 Höhenmeter zu überwinden. Blickfang dieser Variante ist der klare Pillersee, der an heißen Tagen auch Erfrischung bietet.</text:p>
          </table:table-cell>
          <table:table-cell office:value-type="string" table:style-name="ce1">
            <text:p>Man folgt dem Radweg zunächst durch Erpfendorf und in Folge leicht ansteigend bis nach Waidring (1h ab dem Etappenstart). Im Dorfzentrum zweigt man rechts auf die Straße nach St. Ulrich am Pillersee ab. Nach zwei Kilometern geht es rechts über eine kleine Brücke auf dem Radweg weiter, ehe man wieder die Straße überquert und auf einem Fahrweg zum Pillersee radelt. An den Radwegweisern orientiert man sich immer an „St. Ulrich“ und später „Hochfilzen“. Man durchquert die Beckenlandschaft und in südöstlicher Richtung geht es auf einer asphaltierten Straße Richtung Wiesental. Nach ca. einem Kilometer zweigt man links ab und fährt gleich wieder rechts parallel zur Straße auf einem Forstweg vorbei am Wiesensee in den Hochfilzener Weiler Warming (1,5h ab Waidring). Hier zweigt man zwischen den Bauernhöfen „Hörl“ und „Glaagut“ rechts auf die Radroute 17 „Buchensteinwandrunde“ ab. Dieser folgt man nun mehr als 10 Kilometer. Die Strecke führt oberhalb von Fieberbrunn vorbei wieder leicht ansteigend im Wald bis nach St.Jakob in Haus. Auf der Hauptstraße geht es links 100 Meter ab bis zur nächsten Abzweigung rechts auf die Radroute 18 „Kalksteinrunde“ Richtung St. Johann in Tirol auffährt. Den Radwegweisern folgt man nun bis zu den Häusern von Mühlbach auf halbem Weg zwischen Fieberbrunn und St.Johann (1,5h ab Warming). Hier endet die Route bei der Einmündung in die Etappe „Kössen-Kitzbühel“ kurz vor dem Anstieg auf das Kitzbüheler Horn.</text:p>
          </table:table-cell>
          <table:table-cell office:value-type="string" table:style-name="ce1">
            <text:p>https://www.tirol.at/reisefuehrer/sport/radfahren/biketouren/a-bike-trail-tirol-variante-pillersee</text:p>
          </table:table-cell>
          <table:table-cell table:number-columns-repeated="16373"/>
        </table:table-row>
        <table:table-row table:style-name="ro1">
          <table:table-cell office:value-type="float" office:value="14" table:style-name="ce1">
            <text:p>14</text:p>
          </table:table-cell>
          <table:table-cell office:value-type="string" table:style-name="ce1">
            <text:p>Silja18</text:p>
          </table:table-cell>
          <table:table-cell office:value-type="string" table:style-name="ce1">
            <text:p>Westendorf - Alpbach</text:p>
          </table:table-cell>
          <table:table-cell office:value-type="string" table:style-name="ce1">
            <text:p>Westendorf</text:p>
          </table:table-cell>
          <table:table-cell office:value-type="string" table:style-name="ce1">
            <text:p>37 km</text:p>
          </table:table-cell>
          <table:table-cell office:value-type="string" table:style-name="ce1">
            <text:p>1.300 m</text:p>
          </table:table-cell>
          <table:table-cell office:value-type="string" table:style-name="ce1">
            <text:p>4 h 30 min</text:p>
          </table:table-cell>
          <table:table-cell office:value-type="string" table:style-name="ce1">
            <text:p>mittelschwierig</text:p>
          </table:table-cell>
          <table:table-cell office:value-type="string" table:style-name="ce1">
            <text:p>Von Westendorf führt die Strecke zunächst auf der Talstraße in das Windautal, einem ruhigen Seitental des Brixental. Ab Hopfgarten steigt die Strecke stetig an, nach dem Ort Thierbach geht es in Serpentinen bis auf eine Seehöhe von 1.680 Metern. Am „Oberen Höhenweg“ führt die Strecke dann nach Alpbach dem „Schönste Dorf Österreichs“.</text:p>
          </table:table-cell>
          <table:table-cell office:value-type="string" table:style-name="ce1">
            <text:p>Ab dem Zentrum folgt man für ca. 1,5 Kilometer der Talstraße ins Windautal. Kurz bevor die Straße in einer Linkskurve ins Tal hineinzieht wechselt man rechts auf einen Nebenweg (206). Es folgt eine kurze Abfahrt zum Lendwirt. Hier rollt man talauswärts Richtung Hopfgarten. Nach gut 3 Kilometern erreicht man die Brixental-Landesstraße. Auf dieser fährt man links und ein kurzes Stück bis nach Hopfgarten. Achtung, die Straße ist stark befahren! In Hopfgarten hält man sich an die Radwegbeschilderung „Wörgl“ und wechselt bald über eine Holzbrücke auf die linke Talseite. Nach einem knappen Kilometer auf dem Radweg zweigt man links auf die Straße in die Wildschönau ab. Auf dieser verkehrsarmen Route bleibt man bis in den Wildschönauer Ortsteil Niederau (824m). Die Route führt nun weiter, immer leicht ansteigend nach Oberau (938m). Nach einer kurzen Abfahrt erreicht man Mühltal (784m). Hier überquert man die Wildschönauer Ache und radelt auf der Bikeroute 351 (asphaltierte Straße) nach Thierbach (1.175m). Etwa 200 Meter nach der Kirche zweigt die Strecke links Richtung Schatzberg ab (Route 351). Gleich nach dem Schranken verwandelt sich die Straße in einen Forstweg. In mehreren Serpentinen fährt man bis in eine Seehöhe von 1.680 Meter immer auf der Bikeroute 351. Hier in einer Linkskehre wechselt man geradeaus auf einen Steig (Route 308) und schiebt das Bike eine kurze Strecke abwärts. Noch etwa 200 Meter folgt man dem Steig (nun befahrbar) relativ eben in westlicher Richtung. Es folgt eine kurze, steile Passage auf einem Wiesenweg hinunter zu einer Alm. Ab hier wird der Weg wieder besser und man folgt der Bikeroute Nr. 308 nach Alpbach. Kurz nachdem der Asphalt beginnt erreicht man den „Oberen Höhenweg“ (Bikeroute 321) und bleibt auf dieser Route bis ins Zentrum von Alpbach.</text:p>
          </table:table-cell>
          <table:table-cell office:value-type="string" table:style-name="ce1">
            <text:p>https://www.tirol.at/reisefuehrer/sport/radfahren/biketouren/a-bike-trail-tirol-westendorf-alpbach</text:p>
          </table:table-cell>
          <table:table-cell table:number-columns-repeated="16373"/>
        </table:table-row>
        <table:table-row table:style-name="ro1">
          <table:table-cell office:value-type="float" office:value="15" table:style-name="ce1">
            <text:p>15</text:p>
          </table:table-cell>
          <table:table-cell office:value-type="string" table:style-name="ce1">
            <text:p>simontrixl</text:p>
          </table:table-cell>
          <table:table-cell office:value-type="string" table:style-name="ce1">
            <text:p>Alpbach - Zell</text:p>
          </table:table-cell>
          <table:table-cell office:value-type="string" table:style-name="ce1">
            <text:p>Alpbach</text:p>
          </table:table-cell>
          <table:table-cell office:value-type="string" table:style-name="ce1">
            <text:p>44 km</text:p>
          </table:table-cell>
          <table:table-cell office:value-type="string" table:style-name="ce1">
            <text:p>1.150 m</text:p>
          </table:table-cell>
          <table:table-cell office:value-type="string" table:style-name="ce1">
            <text:p>5 h</text:p>
          </table:table-cell>
          <table:table-cell office:value-type="string" table:style-name="ce1">
            <text:p>mittelschwierig</text:p>
          </table:table-cell>
          <table:table-cell office:value-type="string" table:style-name="ce1">
            <text:p>Von Alpbach verläuft die mittelschwierige Etappe auf Forst- und Radwegen und zum Teil auf asphaltierten (Neben-)Straßen und führt über den Kerschbaumer Sattel ins Zillertal. Die 43 Kilometer lange Mountainbikestrecke mit rund 1.150 Höhenmeter verlangt von Beginn an Kondition. Im Gasthaus Hornboden können Hungrige sich für die Abfahrt stärken.</text:p>
          </table:table-cell>
          <table:table-cell office:value-type="string" table:style-name="ce1">
            <text:p>Vom Zentrum Alpbachs fährt man etwa 750 Meter auf der Straße abwärts zur Talstraße. Hier zweigt man links ab und fährt bis Inneralpbach. Man hält sich nun an die Bikeroute 306 „Tour 25 Farmkehralm“. Leicht ansteigend bleibt man bis zur Abzweigung „Hornboden 307“ immer im Talgrund. Ab hier radelt man in einigen Serpentinen zur Moser-Baumgartenalm (1.603 m). Nun geht es weniger stark ansteigend über die Wiedersbergeralm zum Berggasthaus Hornboden im Schigebiet. Es ist nun nur mehr ein kurzer Anstieg zur Bergstation der Seilbahn, dem höchsten Punkt der Tour auf ca. 1.850 m Seehöhe. Ab hier hält man sich an die Beschilderung der Bikeroute Nr. 320 bzw. an die gelben Wanderwegweiser Richtung „Hygna-Reith“ und in weiterer Folge an „Kerschbaumer Sattel“. Die Strecke verläuft über Forstwege, immer abwärts. Kurz vor dem Kerschbaumer Sattel (kurzer Anstieg über rund 30 Höhenmeter) verwandelt sich der Forstweg wieder in eine asphaltierte Straße. Auf der Zillertaler Seite des Sattels fährt man etwa einen Kilometer abwärts. Nun zweigt man links auf die Radroute Nr. 429 ab (Achtung, der Wegweiser ist nur schlecht sichtbar). Es folgt nur ein kurzer Anstieg, danach verläuft die Strecke auf etwa 1.000 Meter Seehöhe über dem Zillertal taleinwärts. Man bleibt nun immer auf der Route Nr. 429 bis man nach einer längeren Abfahrt die Gemeinde Hart im Zillertal erreicht. Auf der Dorfstraße radelt man durch den Ort und weiter bis zum Ziller Fluss. Sofort nach der Brücke zweigt man links auf den Zillertalradweg (Nr. 13) ab und fährt auf diesem taleinwärts und ohne nennenswerte Anstiege bis ins Etappenziel nach Zell am Ziller.</text:p>
          </table:table-cell>
          <table:table-cell office:value-type="string" table:style-name="ce1">
            <text:p>https://www.tirol.at/reisefuehrer/sport/radfahren/biketouren/a-bike-trail-tirol-alpbach-zell</text:p>
          </table:table-cell>
          <table:table-cell table:number-columns-repeated="16373"/>
        </table:table-row>
        <table:table-row table:style-name="ro1">
          <table:table-cell office:value-type="float" office:value="18" table:style-name="ce1">
            <text:p>18</text:p>
          </table:table-cell>
          <table:table-cell office:value-type="string" table:style-name="ce1">
            <text:p>AnnaKeuschnigg</text:p>
          </table:table-cell>
          <table:table-cell office:value-type="string" table:style-name="ce1">
            <text:p>Mayrhofen - Lanersbach</text:p>
          </table:table-cell>
          <table:table-cell office:value-type="string" table:style-name="ce1">
            <text:p>Mayrhofen</text:p>
          </table:table-cell>
          <table:table-cell office:value-type="string" table:style-name="ce1">
            <text:p>15 km</text:p>
          </table:table-cell>
          <table:table-cell office:value-type="string" table:style-name="ce1">
            <text:p>900 m</text:p>
          </table:table-cell>
          <table:table-cell office:value-type="string" table:style-name="ce1">
            <text:p>3 h</text:p>
          </table:table-cell>
          <table:table-cell office:value-type="string" table:style-name="ce1">
            <text:p>mittelschwierig</text:p>
          </table:table-cell>
          <table:table-cell office:value-type="string" table:style-name="ce1">
            <text:p>Die als mittelschwierig eingestufte Bike Trail Tirol Etappe führt von Mayrhofen in den hintersten Teil des Zillertals nach Lanersbach. Auf asphaltierten Wegen und gut ausgebauten Forststraßen sind auf einer Streckenlänge von 15 Kilometern 900 Höhenmeter zu bewältigen. Am Ziel, auf 1.280 Metern Seehöhe, wartet das Traumpanorama der Tuxer Alpen.</text:p>
          </table:table-cell>
          <table:table-cell office:value-type="string" table:style-name="ce1">
            <text:p>Vom Musikpavillon in Mayrhofen fährt man rund 100 Meter in westlicher Richtung und zweigt dann links ab in die Hauptstraße des Zentrums. Nach etwa einem halben Kilometer überquert man den Bach und fährt halbrechts in die Tuxerstraße bis zur Bundesstraße. Nun folgt man den Straßenschildern Richtung Ginzling, bis rechts ein schmaler Asphaltweg nach „Finkenberg Tux“ abzweigt. Auf diesem geht es nun aufwärts bis nach Finkenberg, bis man wieder die Hauptstraße nach Tux erreicht. Auf dieser geht es in zwei Kehren bergwärts ehe man rechts Richtung Astegg abzweigt. Die Strecke führt nun einen knappen Kilometer ansteigend aber talauswärts bis zur Pension Gletscherblick, wo man scharf links („Mittelstation“) abzweigt. In weiterer Folge hält man sich an die Wegweiser „Lanersbach“. Es geht ansteigend bis auf 1.500 Metern Seehöhe (kurze Schiebestrecke durch die Wiesen, 28a) und danach auf Forststraßen abwärts bis nach Vorderlanersbach.</text:p>
          </table:table-cell>
          <table:table-cell office:value-type="string" table:style-name="ce1">
            <text:p>https://www.tirol.at/reisefuehrer/sport/radfahren/biketouren/a-bike-trail-tirol-mayrhofen-lanersbach</text:p>
          </table:table-cell>
          <table:table-cell table:number-columns-repeated="16373"/>
        </table:table-row>
        <table:table-row table:style-name="ro1">
          <table:table-cell office:value-type="float" office:value="19" table:style-name="ce1">
            <text:p>19</text:p>
          </table:table-cell>
          <table:table-cell office:value-type="string" table:style-name="ce1">
            <text:p>rafael-i6k</text:p>
          </table:table-cell>
          <table:table-cell office:value-type="string" table:style-name="ce1">
            <text:p>Lanersbach - Geiseljoch - Weerberg</text:p>
          </table:table-cell>
          <table:table-cell office:value-type="string" table:style-name="ce1">
            <text:p>Lanersbach</text:p>
          </table:table-cell>
          <table:table-cell office:value-type="string" table:style-name="ce1">
            <text:p>28 km</text:p>
          </table:table-cell>
          <table:table-cell office:value-type="string" table:style-name="ce1">
            <text:p>1.090 m</text:p>
          </table:table-cell>
          <table:table-cell office:value-type="string" table:style-name="ce1">
            <text:p>5 h</text:p>
          </table:table-cell>
          <table:table-cell office:value-type="string" table:style-name="ce1">
            <text:p>schwierig</text:p>
          </table:table-cell>
          <table:table-cell office:value-type="string" table:style-name="ce1">
            <text:p>Die als schwierig eingestufte Bikestrecke verlangt mit 1.100 Höhenmetern einiges an Kondition ab. Die Fahrt über das Geiseljoch, einer der schönsten Übergänge Tirols, belohnt mit einem herrlichen Panorama über die Gletscher der Tuxer Alpen im Süden und mit einer langen Abfahrt nach Innerst, ein Weiler von Weerberg.</text:p>
          </table:table-cell>
          <table:table-cell office:value-type="string" table:style-name="ce1">
            <text:p>Etappenstart ist beim großen Dorfwegweiser im Zentrum an der Hauptstraße. Von hier radelt man entlang der Route 422 in Kehren aufwärts bis zur Abzweigung „Geiseljoch“. Diesen Schildern bzw. den Radwegweisern (Nr. 424) folgt man nun bis zum Übergang auf 2.292 Metern Seehöhe (3,5 Stunden ab Vorderlanersbach). Auf der Nordseite folgt man dem Weg (eventuell schieben) bis zur Nafingalm und Weidener Hütte. Nun kann man auf einer gut ausgebauten Forststraße die Abfahrt bis nach Innerst genießen (vom Geiseljoch bis Innerst immer der Route 403 folgen). Weiter geht es immer auf der Talstraße auswärts bis nach Weerberg (zwei Stunden ab Geiseljoch).</text:p>
          </table:table-cell>
          <table:table-cell office:value-type="string" table:style-name="ce1">
            <text:p>https://www.tirol.at/reisefuehrer/sport/radfahren/biketouren/a-bike-trail-tirol-lanersbach-geiseljoch-weerberg</text:p>
          </table:table-cell>
          <table:table-cell table:number-columns-repeated="16373"/>
        </table:table-row>
        <table:table-row table:style-name="ro1">
          <table:table-cell office:value-type="float" office:value="20" table:style-name="ce1">
            <text:p>20</text:p>
          </table:table-cell>
          <table:table-cell office:value-type="string" table:style-name="ce1">
            <text:p>Tabernig</text:p>
          </table:table-cell>
          <table:table-cell office:value-type="string" table:style-name="ce1">
            <text:p>Weerberg - Windegg</text:p>
          </table:table-cell>
          <table:table-cell office:value-type="string" table:style-name="ce1">
            <text:p>Weerberg</text:p>
          </table:table-cell>
          <table:table-cell office:value-type="string" table:style-name="ce1">
            <text:p>22 km</text:p>
          </table:table-cell>
          <table:table-cell office:value-type="string" table:style-name="ce1">
            <text:p>940 m</text:p>
          </table:table-cell>
          <table:table-cell office:value-type="string" table:style-name="ce1">
            <text:p>4 h 30 min</text:p>
          </table:table-cell>
          <table:table-cell office:value-type="string" table:style-name="ce1">
            <text:p>mittelschwierig</text:p>
          </table:table-cell>
          <table:table-cell office:value-type="string" table:style-name="ce1">
            <text:p>Vom Ausgangspunkt Weerberg führt die Weg überwiegend über Schotter- und teilweise über schmale Asphaltstraßen. Gute Kondition ist für die 900 Höhenmeter Voraussetzung. Die 23 Kilometer lange und mittelschwierige Mountainbike-Strecke verläuft über Gartlach in Richtung Kolsassberg weiter in das Wattental und Voldertal nach Windegg, dem Etappenziel.</text:p>
          </table:table-cell>
          <table:table-cell office:value-type="string" table:style-name="ce1">
            <text:p>Von der Kirche geht es die ersten Kilometer in einer rasanten Abfahrt hinunter nach Weer. Beim Weererwirt wechselt man links auf die Dorfstraße und radelt in westlicher Richtung nach Kolsass. Hier folgt man nun der Straße nach Kolsassberg und zweigt nach dem ersten Anstieg nach circa 700 Metern rechts ab (584 Gartlachrunde). Nach einer kurzen flachen Passage im Wohngebiet geht es jetzt auf dieser Route über 200 Höhenmeter ansteigend bis zur Jausenstation Gartlach (ab Weerberg ca. 1,5 Stunden). Auf den nächsten 1,5 Kilometern kann man sich wieder etwas erholen. Es geht auf der Zufahrtsstraße Richtung Westen, bis man die Kehre der Straße auf den Wattenberg erreicht. Von nun an geht es immer ansteigend an den Hängen des Wattentales einwärts, vorbei am Gasthof Mühle, bis man kurz danach rechts zum Gasthaus Säge abzweigt (1,5 Stunden ab Gartlach). Hier wird der Bach überquert und man radelt auf der anderen Talseite auswärts in den Weiler Ried. Hier folgt ein kurzer Anstieg, ehe man die Abzweigung nach Großvolderberg nimmt. Nun hält man sich auf dieser Route ins Voldertal bis Volderwildbad. Kurz danach geht´s rechts ab nach Windegg. Nach kurzem Anstieg auf einem Forstweg erreicht man diesen herrlich über dem Inntal gelegenen Weiler mit seinem markanten Holzkirchlein (ab Gasthof Säge etwa 1,5 Stunden).</text:p>
          </table:table-cell>
          <table:table-cell office:value-type="string" table:style-name="ce1">
            <text:p>https://www.tirol.at/reisefuehrer/sport/radfahren/biketouren/a-bike-trail-tirol-weerberg-windegg</text:p>
          </table:table-cell>
          <table:table-cell table:number-columns-repeated="16373"/>
        </table:table-row>
        <table:table-row table:style-name="ro1">
          <table:table-cell office:value-type="float" office:value="21" table:style-name="ce1">
            <text:p>21</text:p>
          </table:table-cell>
          <table:table-cell office:value-type="string" table:style-name="ce1">
            <text:p>SandraLeutner</text:p>
          </table:table-cell>
          <table:table-cell office:value-type="string" table:style-name="ce1">
            <text:p>Windegg - Matrei</text:p>
          </table:table-cell>
          <table:table-cell office:value-type="string" table:style-name="ce1">
            <text:p>Windegg</text:p>
          </table:table-cell>
          <table:table-cell office:value-type="string" table:style-name="ce1">
            <text:p>27 km</text:p>
          </table:table-cell>
          <table:table-cell office:value-type="string" table:style-name="ce1">
            <text:p>520 m</text:p>
          </table:table-cell>
          <table:table-cell office:value-type="string" table:style-name="ce1">
            <text:p>3 h</text:p>
          </table:table-cell>
          <table:table-cell office:value-type="string" table:style-name="ce1">
            <text:p>mittelschwierig</text:p>
          </table:table-cell>
          <table:table-cell office:value-type="string" table:style-name="ce1">
            <text:p>Windegg, Ausgangspunkt und gleichzeit höchster Punkt dieser Tour, führt zur Gänze auf Asphaltstraßen bis nach Matrei am Brenner. Während der 27 Kilometer langen Tour genießen Sie nicht nur einen herrlichen Blick auf Innsbruck, sondern passieren auch die malerische Gemeinde Rinn mit ihrer bekannten Kirche, sowie die Orte Sistrans, Lans und Patsch.</text:p>
          </table:table-cell>
          <table:table-cell office:value-type="string" table:style-name="ce1">
            <text:p>Vom Gasthaus Windegg geht es über die Asphaltstraße hinunter nach Tulfes. Im Ort zweigt man links auf die Straße nach Rinn/Sistrans ab. Leicht auf und ab verläuft die Strecke durch Wiesen und Felder nach Rinn bis zum Kreisverkehr vor Sistrans. Hier zweigt man halblinks ab und erreicht nach einem weiteren Kilometer das Dorf (1 Stunde ab Windegg). Kurz vor der Kirche beim Dorfcafe geht es rechts ab nach Lans, wo man sich im Dorf an den Wegweiser Igls hält und 70 Meter danach nach Patsch abzweigt. Nun folgt ein Anstieg bis zur Olympia Bob- und Rodelbahn. Fast eben geht es weiter bis zur Abzweigung nach Innsbruck. Hier fährt man geradeaus weiter, vorbei am Grünwalderhof und gleich danach links nach Patsch. Auf dieser Straße radelt man bis ins Etappenziel. Auf den Westhängen des Wipptals fährt man durch die Streusiedlung Ellbögen zwischen Wiesen und Wäldchen, bis man zuerst Pfons und kurz danach Matrei erreicht (2 Stunden ab Sistrans).</text:p>
          </table:table-cell>
          <table:table-cell office:value-type="string" table:style-name="ce1">
            <text:p>https://www.tirol.at/reisefuehrer/sport/radfahren/biketouren/a-bike-trail-tirol-windegg-matrei</text:p>
          </table:table-cell>
          <table:table-cell table:number-columns-repeated="16373"/>
        </table:table-row>
        <table:table-row table:style-name="ro1">
          <table:table-cell office:value-type="float" office:value="22" table:style-name="ce1">
            <text:p>22</text:p>
          </table:table-cell>
          <table:table-cell office:value-type="string" table:style-name="ce1">
            <text:p>SarahRasi</text:p>
          </table:table-cell>
          <table:table-cell office:value-type="string" table:style-name="ce1">
            <text:p>Matrei - Mieders</text:p>
          </table:table-cell>
          <table:table-cell office:value-type="string" table:style-name="ce1">
            <text:p>Matrei</text:p>
          </table:table-cell>
          <table:table-cell office:value-type="string" table:style-name="ce1">
            <text:p>13 km</text:p>
          </table:table-cell>
          <table:table-cell office:value-type="string" table:style-name="ce1">
            <text:p>740 m</text:p>
          </table:table-cell>
          <table:table-cell office:value-type="string" table:style-name="ce1">
            <text:p>3 h</text:p>
          </table:table-cell>
          <table:table-cell office:value-type="string" table:style-name="ce1">
            <text:p>mittelschwierig</text:p>
          </table:table-cell>
          <table:table-cell office:value-type="string" table:style-name="ce1">
            <text:p>Eine steile Auffahrt, eine einsame Kirche und schließlich eine lange Schotterabfahrt charakterisieren diese malerische Strecke, die Sie mit einer Länge von 13 Kilometern vom Wipptal über das Waldraster Jöchl in das Stubaital bringt. Erstes Etappenziel ist die Kirche Maria Waldrast. Auf 1.640 Metern gelegen zählt es zu den am höchsten gelegenen Klöstern Europas. Das Gasthaus neben der Kirche lädt zu Einkehr.</text:p>
          </table:table-cell>
          <table:table-cell office:value-type="string" table:style-name="ce1">
            <text:p>Die Strecke steigt sofort nach der Abzweigung von der Bundesstraße an (MTB Route 508). In zwei kleinen Serpentinen geht es zunächst vorbei an den letzten Häusern von Matrei/Mühlbachl hinauf zur Mautstation (Mautpflicht nur für PKW). Die nächsten Kilometer verlaufen immer ansteigend mit einigen Kehren durch einen schönen Wald bis zur Wallfahrtskirche von Maria Wadrast (2h 15min ab Matrei). Nach der Einkehr im Gasthaus hat man noch knapp 100 Höhenmeter hinauf zum Waldraster Jöchl zu bewältigen. Auf einer Forststraße (558) geht es auf der anderen Seite hinunter ins Stubai bis nach Mieders (1h ab Maria Waldrast).</text:p>
          </table:table-cell>
          <table:table-cell office:value-type="string" table:style-name="ce1">
            <text:p>https://www.tirol.at/reisefuehrer/sport/radfahren/biketouren/a-bike-trail-tirol-matrei-maria-waldrast-mieders</text:p>
          </table:table-cell>
          <table:table-cell table:number-columns-repeated="16373"/>
        </table:table-row>
        <table:table-row table:style-name="ro1">
          <table:table-cell office:value-type="float" office:value="23" table:style-name="ce1">
            <text:p>23</text:p>
          </table:table-cell>
          <table:table-cell office:value-type="string" table:style-name="ce1">
            <text:p>csnwolf</text:p>
          </table:table-cell>
          <table:table-cell office:value-type="string" table:style-name="ce1">
            <text:p>Mieders - Mutters</text:p>
          </table:table-cell>
          <table:table-cell office:value-type="string" table:style-name="ce1">
            <text:p>Mieders</text:p>
          </table:table-cell>
          <table:table-cell office:value-type="string" table:style-name="ce1">
            <text:p>20 km</text:p>
          </table:table-cell>
          <table:table-cell office:value-type="string" table:style-name="ce1">
            <text:p>900 m</text:p>
          </table:table-cell>
          <table:table-cell office:value-type="string" table:style-name="ce1">
            <text:p>3 h 30 min</text:p>
          </table:table-cell>
          <table:table-cell office:value-type="string" table:style-name="ce1">
            <text:p>mittelschwierig</text:p>
          </table:table-cell>
          <table:table-cell office:value-type="string" table:style-name="ce1">
            <text:p>Genügend Zeit zum Aufwärmen haben Sie auf dieser 20 Kilometer langen Strecke, denn die ersten Kilometer führen erst einmal abwärts, ehe der Anstieg erfolgt. Kondition ist für die Auffahrt zur Raitiser Alm nötig. Von dort aus geht es aber nahezu eben zur Mutterer Alm und weiter talwärts nach Mutters.</text:p>
          </table:table-cell>
          <table:table-cell office:value-type="string" table:style-name="ce1">
            <text:p>Zunächst begibt man sich auf der Straße etwa 600 Meter taleinwärts. Bei der ersten größeren Kreuzung fährt man Richtung Innsbruck/Telfes und unterquert die Bundesstraße. Immer geradeaus abwärts geht es bis zur Ruetz, dem Bach durchs Stubaital. Nach der Brücke zweigt man rechts ab (563) und fährt talauswärts durch Wiesen. Die Schilder „563 Telfer Wiesen Tour“ führen den Biker in Folge etwas ansteigend bis zu den Bahngleisen der Stubaitalbahn. Dort zweigt man rechts ab und radelt entlang der Telfer Wiesen bis nach Kreith (1h ab Mieders). Vor den ersten Häusern radelt man im spitzen Winkel links auf dem Fahrweg zur Kreither Alm (511) hinauf. Kurz vor der Kreither Alm auf ca. 1450m Seehöhe zweigt man rechts auf den „Almenweg“ ab. Nun radelt man vorbei an der Raitiser Alm weiter zur Mutterer Alm (510) (2h ab Kreith). Hier beginnt die Abfahrt über mehrere Kehren hinunter nach Mutters (30min ab der Mutterer Alm).</text:p>
          </table:table-cell>
          <table:table-cell office:value-type="string" table:style-name="ce1">
            <text:p>https://www.tirol.at/reisefuehrer/sport/radfahren/biketouren/a-bike-trail-tirol-mieders-mutters</text:p>
          </table:table-cell>
          <table:table-cell table:number-columns-repeated="16373"/>
        </table:table-row>
        <table:table-row table:style-name="ro1">
          <table:table-cell office:value-type="float" office:value="25" table:style-name="ce1">
            <text:p>25</text:p>
          </table:table-cell>
          <table:table-cell office:value-type="string" table:style-name="ce1">
            <text:p>geo6371</text:p>
          </table:table-cell>
          <table:table-cell office:value-type="string" table:style-name="ce1">
            <text:p>Sellrain - Kühtai - Oetz</text:p>
          </table:table-cell>
          <table:table-cell office:value-type="string" table:style-name="ce1">
            <text:p>Sellrain</text:p>
          </table:table-cell>
          <table:table-cell office:value-type="string" table:style-name="ce1">
            <text:p>35 km</text:p>
          </table:table-cell>
          <table:table-cell office:value-type="string" table:style-name="ce1">
            <text:p>1.110 m</text:p>
          </table:table-cell>
          <table:table-cell office:value-type="string" table:style-name="ce1">
            <text:p>4 h</text:p>
          </table:table-cell>
          <table:table-cell office:value-type="string" table:style-name="ce1">
            <text:p>mittelschwierig</text:p>
          </table:table-cell>
          <table:table-cell office:value-type="string" table:style-name="ce1">
            <text:p>Der Ausgangspunkt dieser Route liegt knapp über 900 Metern Höhe und führt über die Sellrainer Straße bis zum höchsten Punkt dieser Etappe ins Kühtai auf 2.020 Metern. Wenn dieser anspruchsvolle Teil geschafft ist, geht es talwärts bis nach Oetz. Begleitet werden Sie auf den knapp 35 Kilometern von einem beeindruckenden Panorama.</text:p>
          </table:table-cell>
          <table:table-cell office:value-type="string" table:style-name="ce1">
            <text:p>Auf dieser Etappe kann man sich nicht verfahren. Man radelt zunächst taleinwärts über Gries und St. Sigmund nach Kühtai (3 Stunden ab Sellrain). Auf der anderen Seite der Passhöhe auf 2.020 Metern Seehöhe geht es in einer rasanten Abfahrt hinab nach Oetz.</text:p>
          </table:table-cell>
          <table:table-cell office:value-type="string" table:style-name="ce1">
            <text:p>https://www.tirol.at/reisefuehrer/sport/radfahren/biketouren/a-bike-trail-tirol-sellrain-kuehtai-oetz</text:p>
          </table:table-cell>
          <table:table-cell table:number-columns-repeated="16373"/>
        </table:table-row>
        <table:table-row table:style-name="ro1">
          <table:table-cell office:value-type="float" office:value="27" table:style-name="ce3">
            <text:p>27</text:p>
          </table:table-cell>
          <table:table-cell office:value-type="string" table:style-name="ce3">
            <text:p>annakarolinv</text:p>
          </table:table-cell>
          <table:table-cell office:value-type="string" table:style-name="ce3">
            <text:p>Imst - Venetalm - Wenns</text:p>
          </table:table-cell>
          <table:table-cell office:value-type="string" table:style-name="ce3">
            <text:p>Imst</text:p>
          </table:table-cell>
          <table:table-cell office:value-type="string" table:style-name="ce3">
            <text:p>22 km</text:p>
          </table:table-cell>
          <table:table-cell office:value-type="string" table:style-name="ce3">
            <text:p>1.290 m</text:p>
          </table:table-cell>
          <table:table-cell office:value-type="string" table:style-name="ce3">
            <text:p>5 h</text:p>
          </table:table-cell>
          <table:table-cell office:value-type="string" table:style-name="ce3">
            <text:p>schwierig</text:p>
          </table:table-cell>
          <table:table-cell office:value-type="string" table:style-name="ce3">
            <text:p>Von Imst aus startet diese als schwer eingestufte Etappe und verbindet das Inntal mit dem Pitztal. Höhepunkt auf dieser Strecke – im wahrsten Sinne des Wortes wie auch in der Herausforderung – ist die knapp unter 2.000 Metern gelegene Venetalm, die Sie über eine steil ansteigende Schotterstraße erreichen. Dafür belohnt die Tour mit einem herrlichen Rundblick.</text:p>
          </table:table-cell>
          <table:table-cell office:value-type="string" table:style-name="ce3">
            <text:p>Kurz nach der Kirche biegt man in südwestlicher Richtung in eine Nebenstraße ab und radelt auf dieser ca. 400 Meter bis zur Abzweigung Brennbichl (bei Supermarkt). Nun geht es zum Inntalradweg (620) und auf diesem durch das Gewerbegebiet, später kurz auf der Straße über Inn und Autobahn nach Imst Au, von wo aus der Anstieg beginnt. Auf der asphaltierten Straße geht es durch Imsterberg. Von nun an folgt man immer den Wegweisern „Venetalm“ (604). Nach einigen Kehren im Wald erreicht man den lang gezogenen Bergrücken mit der herrlich gelegenen Venetalm (ca. 4 Stunden ab Imst). Von der Alm fährt man auf dem gleichen Weg etwa 200 Meter zurück und zweigt dann rechts Richtung Wenns (640) ab. In Folge hält man sich immer an den gelben Wegweisern nach Wenns (1 Stunde ab der Venetalm).</text:p>
          </table:table-cell>
          <table:table-cell office:value-type="string" table:style-name="ce4">
            <text:p><text:a xlink:href="https://www.tirol.at/reisefuehrer/sport/radfahren/biketouren/a-bike-trail-tirol-imst-venetalm-wenns">https://www.tirol.at/reisefuehrer/sport/radfahren/biketouren/a-bike-trail-tirol-imst-venetalm-wenns</text:a></text:p>
          </table:table-cell>
          <table:table-cell table:number-columns-repeated="16373" table:style-name="ce3"/>
        </table:table-row>
        <table:table-row table:style-name="ro1">
          <table:table-cell office:value-type="float" office:value="28" table:style-name="ce1">
            <text:p>28</text:p>
          </table:table-cell>
          <table:table-cell office:value-type="string" table:style-name="ce1">
            <text:p>marcelharing</text:p>
          </table:table-cell>
          <table:table-cell office:value-type="string" table:style-name="ce1">
            <text:p>Wenns - Pillerhöhe - Landeck</text:p>
          </table:table-cell>
          <table:table-cell office:value-type="string" table:style-name="ce1">
            <text:p>Wenns</text:p>
          </table:table-cell>
          <table:table-cell office:value-type="string" table:style-name="ce1">
            <text:p>19 km</text:p>
          </table:table-cell>
          <table:table-cell office:value-type="string" table:style-name="ce1">
            <text:p>630 m</text:p>
          </table:table-cell>
          <table:table-cell office:value-type="string" table:style-name="ce1">
            <text:p>3 h</text:p>
          </table:table-cell>
          <table:table-cell office:value-type="string" table:style-name="ce1">
            <text:p>mittelschwierig</text:p>
          </table:table-cell>
          <table:table-cell office:value-type="string" table:style-name="ce1">
            <text:p>Auf der Strecke von rund 19 Kilometern überwinden Sie 600 Höhenmeter, die Sie zu etwa zwei Dritteln auf asphaltierten Radwegen und zu einem Drittel auf Schotter- und Wanderwegen bzw. Pfaden zurücklegen. Höchster Punkt der Etappe, die das Pitztal mit dem Oberinntal verbindet, ist die Pillerhöhe auf 1.560 Metern Höhe.</text:p>
          </table:table-cell>
          <table:table-cell office:value-type="string" table:style-name="ce1">
            <text:p>Vom Zentrum fährt man zunächst etwa 300 Meter auf der Straße zur Pillerhöhe Richtung Süden ehe man die Abzweigung nach Obermühlbach nimmt. Auf einem asphaltierten Nebenweg radelt man etwas oberhalb der Straße taleinwärts. Wieder auf der Passstraße angekommen folgt man dieser bis zur Pillerhöhe (ca. 1,5 Stunde ab Wenns). Vom Pass nimmt man zuerst die Straße Richtung Fließ, zweigt jedoch nach 50 Metern links in einen Forstweg ab. Nach einem guten Kilometer trifft man wieder auf die Straße und fährt in gleicher Richtung bis ins Dorfzentrum von Fließ. Von hier fährt man in westlicher Richtung auf der gut beschilderten Via Claudia Augusta auf Wiesenhängen über dem Inntal bis nach Landeck (1,5 Stunde ab Pillerhöhe).</text:p>
          </table:table-cell>
          <table:table-cell office:value-type="string" table:style-name="ce1">
            <text:p>https://www.tirol.at/reisefuehrer/sport/radfahren/biketouren/a-bike-trail-tirol-wenns-pillerhoehe-landeck</text:p>
          </table:table-cell>
          <table:table-cell table:number-columns-repeated="16373"/>
        </table:table-row>
        <table:table-row table:style-name="ro1">
          <table:table-cell office:value-type="float" office:value="29" table:style-name="ce1">
            <text:p>29</text:p>
          </table:table-cell>
          <table:table-cell office:value-type="string" table:style-name="ce1">
            <text:p>asboehle</text:p>
          </table:table-cell>
          <table:table-cell office:value-type="string" table:style-name="ce1">
            <text:p>Landeck - Ischgl</text:p>
          </table:table-cell>
          <table:table-cell office:value-type="string" table:style-name="ce1">
            <text:p>Landeck</text:p>
          </table:table-cell>
          <table:table-cell office:value-type="string" table:style-name="ce1">
            <text:p>33 km</text:p>
          </table:table-cell>
          <table:table-cell office:value-type="string" table:style-name="ce1">
            <text:p>1.250 m</text:p>
          </table:table-cell>
          <table:table-cell office:value-type="string" table:style-name="ce1">
            <text:p>5 h</text:p>
          </table:table-cell>
          <table:table-cell office:value-type="string" table:style-name="ce1">
            <text:p>schwierig</text:p>
          </table:table-cell>
          <table:table-cell office:value-type="string" table:style-name="ce1">
            <text:p>Diese anspruchsvolle Etappe bringt Sie von der historischen Alpenstadt Landeck durch das Paznauntal in den actiongeladenen Ort Ischgl. 33 Kilometer und 1.250 zu überwindende Höhenmeter erfordern Können und Kondition. Dafür erwarten Sie auf dieser Strecke interessante und abwechslungsreiche Trails.</text:p>
          </table:table-cell>
          <table:table-cell office:value-type="string" table:style-name="ce1">
            <text:p>Vom Zentrum Landecks fährt man kurz auf der Hauptstraße Richtung Süden, ehe man auf der Holzbrücke den Inn überquert. Hier folgt man den grünen Radwegweisern Richtung Zams, vorbei am Gerichtsgebäude bis man bei einem gelben Wanderwegweiser links Richtung Zirmegg abzweigt. Nun folgt man einem asphaltierten Zufahrtsweg aufwärts, bis man die Straße nach Tobadill erreicht. Auf dieser geht es weiter bergan nach Tobadill (1 Stunde ab Landeck). Insgesamt radelt man weiterhin mehr ansteigend als abwärts bis in den Weiler Hintergiggl. Dort verlässt man die Asphaltstraße und es geht auf einer Schiebestrecke „Rundwanderweg See-Dorf“ auf einem Waldweg zum Weiler Frodenegg. Nun folgt man den gelben Schildern auf der Zufahrtstraße bis nach See hinunter (1 Stunde 15 Minuten ab Tobadill). Im Dorf radelt man 400 Meter auf der Talstraße einwärts, bis man rechts zum Parkplatz der Bergbahnen See abzweigt. Hier führt die Strecke kurz talauswärts ansteigend auf der Bikeroute 743. Schon nach ein paar hundert Metern zweigt man aber links in den Paznauner Talweg (Bikeroute 737) ab. Den meist gelben Hinweisschildern folgt man nun am Sonnenhang bis Kappl (1,5 Stunden ab See). Weiter führt die Etappe am Sonnenhang entlang auf dem Radweg Kappl-Ischgl (741) bis ins Zentrum von Ischgl (1 Stunde 15 Minuten ab Kappl).</text:p>
          </table:table-cell>
          <table:table-cell office:value-type="string" table:style-name="ce1">
            <text:p>https://www.tirol.at/reisefuehrer/sport/radfahren/biketouren/a-bike-trail-tirol-landeck-ischgl</text:p>
          </table:table-cell>
          <table:table-cell table:number-columns-repeated="16373"/>
        </table:table-row>
        <table:table-row table:style-name="ro1">
          <table:table-cell office:value-type="float" office:value="30" table:style-name="ce1">
            <text:p>30</text:p>
          </table:table-cell>
          <table:table-cell office:value-type="string" table:style-name="ce1">
            <text:p>AnnaKlara123</text:p>
          </table:table-cell>
          <table:table-cell office:value-type="string" table:style-name="ce1">
            <text:p>Ischgl - St. Anton</text:p>
          </table:table-cell>
          <table:table-cell office:value-type="string" table:style-name="ce1">
            <text:p>Ischgl</text:p>
          </table:table-cell>
          <table:table-cell office:value-type="string" table:style-name="ce1">
            <text:p>42 km</text:p>
          </table:table-cell>
          <table:table-cell office:value-type="string" table:style-name="ce1">
            <text:p>1.290 m</text:p>
          </table:table-cell>
          <table:table-cell office:value-type="string" table:style-name="ce1">
            <text:p>6 h</text:p>
          </table:table-cell>
          <table:table-cell office:value-type="string" table:style-name="ce1">
            <text:p>schwierig</text:p>
          </table:table-cell>
          <table:table-cell office:value-type="string" table:style-name="ce1">
            <text:p>Spaß und Abwechslung ist auf dieser Etappe garantiert – dafür müssen sich Mountainbiker aber auch anstrengen. Die als schwer eingestufte Etappe führt über 42 Kilometer. Von Asphalt über Schotter und Pfade bis hin zu Schiebestrecken ist alles dabei. Dazu gibt es eine herrliche Aussicht auf die Dreitausender der Samnaun-Gruppe und auf die Verwallgruppe.</text:p>
          </table:table-cell>
          <table:table-cell office:value-type="string" table:style-name="ce1">
            <text:p>Am westlichen Ortsende von Ischgl wechselt man über die Brücke auf den Talwanderweg und bleibt auf diesem bis zum Weiler Mathon. Hier wiederum zweigt man am westlichen Ortsende links ab („Galtür“). Den Wegweisern bis nach Galtür folgen. Auf Höhe des Zentrums, aber auf der nördlichen Bachseite, zweigt man rechts auf den Paznauner Talweg ab. Die Strecke wird nun merklich steiler und man erreicht in weiterer Folge die Landesgrenze zu Vorarlberg am Zeinisjoch (2 Stunden ab Ischgl). Nun radelt man vorbei am Kops Stausee und orientiert sich nach einer kurzen Abfahrt hinter dem See an den Wegweisern „Heilbronner Hütte“. Der Fahrweg steigt nun wieder an und es geht vorbei an der Verbella Alpe bis man die schon lange gut sichtbare Heilbronner Hütte (2.320 Meter) erreicht (2 Stunden <text:s/>ab dem Zeinisjoch). Kurz danach bei den Scheidseen beginnt eine etwa 3 Kilometer lange Schiebestrecke hinab ins Schönverwalltal. Nun geht es immer dem Forstweg talauswärts entlang, vorbei an der Abzweigung zur Konstanzer Hütte bis zur Abzweigung bei der Salzhütte, wo man den Bach auf die rechte Seite überquert. Nun fährt man einen guten Kilometer am Verwall Stausee entlang, ehe man wieder links zum Rasthaus Verwall und zur asphaltierten Talstraße abzweigt. Auf dieser bleibt man bis man das Ziel bei der Kreuzung zur Arlberg Bundesstraße erreicht (2 Stunden ab der Heilbronner Hütte).</text:p>
          </table:table-cell>
          <table:table-cell office:value-type="string" table:style-name="ce1">
            <text:p>https://www.tirol.at/reisefuehrer/sport/radfahren/biketouren/a-bike-trail-tirol-ischgl-st-anton</text:p>
          </table:table-cell>
          <table:table-cell table:number-columns-repeated="16373"/>
        </table:table-row>
        <table:table-row table:style-name="ro1">
          <table:table-cell office:value-type="float" office:value="31" table:style-name="ce1">
            <text:p>31</text:p>
          </table:table-cell>
          <table:table-cell office:value-type="string" table:style-name="ce1">
            <text:p>elisakuntner</text:p>
          </table:table-cell>
          <table:table-cell office:value-type="string" table:style-name="ce1">
            <text:p>St. Anton - Steeg</text:p>
          </table:table-cell>
          <table:table-cell office:value-type="string" table:style-name="ce1">
            <text:p>St. Anton am Arlberg</text:p>
          </table:table-cell>
          <table:table-cell office:value-type="string" table:style-name="ce1">
            <text:p>35 km</text:p>
          </table:table-cell>
          <table:table-cell office:value-type="string" table:style-name="ce1">
            <text:p>750 m</text:p>
          </table:table-cell>
          <table:table-cell office:value-type="string" table:style-name="ce1">
            <text:p>3 h</text:p>
          </table:table-cell>
          <table:table-cell office:value-type="string" table:style-name="ce1">
            <text:p>mittelschwierig</text:p>
          </table:table-cell>
          <table:table-cell office:value-type="string" table:style-name="ce1">
            <text:p>Auf dieser 35 Kilometer langen Strecke fahren Sie ausschließlich auf Asphaltwegen und überwinden dabei 750 Höhenmeter, wobei mit dem Arlbergpass die höchste Steigung gleich zu Beginn auf Sie wartet. Begleitet werden Sie auf dieser Etappe von schönen Panoramen und stets neuen Einblicken.</text:p>
          </table:table-cell>
          <table:table-cell office:value-type="string" table:style-name="ce1">
            <text:p>In etwa eineinviertel Stunden erreicht man über die Arlbergstraße St. Christoph kurz vor dem Pass. Danach geht es etwa 3 Kilometer abwärts bis zur Abzweigung der Straße nach Zürs und Lech. Durch Lawinengalerien aufwärts radelt man zum Flexenpass, danach wieder leicht abwärts zuerst durch Zürs und weiter über Lech nach Warth (1 Stunde 45 Minuten ab St. Christoph). Hier zweigt man beim Kreisverkehr rechts auf die Lechtalbundesstraße Richtung Reutte ab und bleibt auf dieser bis Steeg (45 Minuten ab Warth). Achtung: Für die Fahrt durch die Lawinengalerien ist eine Beleuchtung des Rades notwendig!</text:p>
          </table:table-cell>
          <table:table-cell office:value-type="string" table:style-name="ce1">
            <text:p>https://www.tirol.at/reisefuehrer/sport/radfahren/biketouren/a-bike-trail-tirol-st-anton-steeg</text:p>
          </table:table-cell>
          <table:table-cell table:number-columns-repeated="16373"/>
        </table:table-row>
        <table:table-row table:style-name="ro1">
          <table:table-cell office:value-type="float" office:value="32" table:style-name="ce1">
            <text:p>32</text:p>
          </table:table-cell>
          <table:table-cell office:value-type="string" table:style-name="ce1">
            <text:p>marlene353</text:p>
          </table:table-cell>
          <table:table-cell office:value-type="string" table:style-name="ce1">
            <text:p>Imst - Marienbergjoch - Ehrwald</text:p>
          </table:table-cell>
          <table:table-cell office:value-type="string" table:style-name="ce1">
            <text:p>Imst</text:p>
          </table:table-cell>
          <table:table-cell office:value-type="string" table:style-name="ce1">
            <text:p>37 km</text:p>
          </table:table-cell>
          <table:table-cell office:value-type="string" table:style-name="ce1">
            <text:p>1.380 m</text:p>
          </table:table-cell>
          <table:table-cell office:value-type="string" table:style-name="ce1">
            <text:p>6 h</text:p>
          </table:table-cell>
          <table:table-cell office:value-type="string" table:style-name="ce1">
            <text:p>schwierig</text:p>
          </table:table-cell>
          <table:table-cell office:value-type="string" table:style-name="ce1">
            <text:p>Die als schwer eingestufte Strecke von Imst über das Marienbergjoch nach Ehrwald führt Sie auf mehrheitlich geschotterten Wegen über 37 Kilometer an den Fuß der Zugspitze. 1.380 Höhenmeter werden dabei überwunden, was Kondition und Durchhaltevermögen verlangt. Nach dieser anspruchsvollen Etappe genießen Sie den Blick auf die gewaltige Zugspitze im Osten, im Süden blenden die Schneefelder der Mieminger Kette und des Wettersteingebirges.</text:p>
          </table:table-cell>
          <table:table-cell office:value-type="string" table:style-name="ce1">
            <text:p>Zunächst hält man sich am Radwegweiser „5 Gurgltal“. Die Strecke verläuft den ersten Kilometer entlang des Gurglbachs und in Folge fährt man auf der gleichen Straße Richtung „Imst Zentrum“ weiter. Erst am nördlichen Stadtrand gelangt man wieder auf den Radwanderweg Nr. 5. Alternativ dazu kann die Stadt am Talboden auf dem Radweg umfahren werden. Auf den nächsten knapp 10 Kilometern bleibt man immer auf dem Radweg, der am Rande des Talbodens meist im Wald verläuft (5). Erst bei Erreichen der Straßenkehre zweigt man links Richtung Nassereith ab. Kurz vor der Ortschaft unterquert man die Bundesstraße auf dem Radwanderweg Nr. 4. Rechts vorbei am Hubschrauberlandeplatz fährt man in den Ortsteil Dormitz (1,5 Stunden ab dem Start) und weiter auf einer asphaltierten Straße ins Roßbachtal. Auf ca. 980m Seehöhe zweigt man scharf links ab „605 Marienbergjoch“ und gelangt nach einem Anstieg in den Weiler Aschland. Einen knappen Kilometer nach dem kleinen Dorf sollte man die Abzweigung links auf das Marienbergjoch nicht verpassen. Nun geht es durch einen Wald teilweise steil aufwärts vorbei an der Marienberg Alm auf das Marienbergjoch (3 Stunden ab Dormitz). Es folgt eine zunächst recht steile Abfahrt durch das Schigebiet bis kurz vor die Straße nach Biberwier, wo man auf den „Lärchenweg“ wechselt. Auf dem Panoramaweg radelt man nun leicht bergauf und -ab nach Ehrwald (1,5 Stunden ab Marienbergjoch).</text:p>
          </table:table-cell>
          <table:table-cell office:value-type="string" table:style-name="ce1">
            <text:p>https://www.tirol.at/reisefuehrer/sport/radfahren/biketouren/a-bike-trail-tirol-imst-marienbergjoch-ehrwald</text:p>
          </table:table-cell>
          <table:table-cell table:number-columns-repeated="16373"/>
        </table:table-row>
        <table:table-row table:number-rows-repeated="104855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nk"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_32__40_user_41_" style:display-name="Result (user)"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026</meta:generator>
    <dc:creator> </dc:creator>
    <meta:creation-date>2021-05-15T14:06:31Z</meta:creation-date>
    <dc:date>2021-06-07T17:38:31Z</dc:date>
    <meta:editing-cycles>3</meta:editing-cycles>
    <meta:editing-duration>PT0S</meta:editing-duration>
  </office:meta>
</office:document-meta>
</file>